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182250808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08-06" calcext:value-type="date">
            <text:p>06/08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5:08:21.638201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80</meta:editing-cycles>
    <meta:editing-duration>P1DT3H29M43S</meta:editing-duration>
    <meta:initial-creator>Matt Dunning</meta:initial-creator>
    <dc:date>2025-08-06T15:08:27.521434111</dc:date>
    <meta:print-date>2025-06-07T14:21:06.228840972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